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RANSans" svg:font-family="IRANSans" style:font-family-generic="swiss" style:font-pitch="variable"/>
    <style:font-face style:name="IRANSans Light" svg:font-family="'IRAN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Mono" svg:font-family="'Roboto Mono'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RANSans" fo:font-size="14pt" fo:font-weight="normal" officeooo:rsid="0035cd56" officeooo:paragraph-rsid="0033792b" style:font-size-asian="14pt" style:font-weight-asian="normal" style:font-name-complex="IRANSans" style:font-size-complex="14pt" style:language-complex="fa" style:country-complex="IR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7f36f0" officeooo:paragraph-rsid="00e74df4" style:font-size-asian="18pt" style:font-weight-asian="bold" style:font-name-complex="IRANSans" style:font-size-complex="16pt" style:language-complex="fa" style:country-complex="IR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8a3a22" officeooo:paragraph-rsid="00e87ae2" style:font-size-asian="16pt" style:font-weight-asian="bold" style:font-name-complex="IRANSans" style:font-size-complex="16pt" style:language-complex="fa" style:country-complex="IR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8d707a" officeooo:paragraph-rsid="00e87ae2" style:font-size-asian="16pt" style:font-weight-asian="bold" style:font-name-complex="IRANSans" style:font-size-complex="16pt" style:language-complex="fa" style:country-complex="IR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92546e" officeooo:paragraph-rsid="00ea9400" style:font-size-asian="16pt" style:font-weight-asian="bold" style:font-name-complex="IRANSans" style:font-size-complex="16pt" style:language-complex="fa" style:country-complex="IR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eae353" officeooo:paragraph-rsid="00eae353" style:font-size-asian="16pt" style:font-weight-asian="bold" style:font-name-complex="IRANSans" style:font-size-complex="16pt" style:language-complex="fa" style:country-complex="IR" style:font-weight-complex="bold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edaf7d" officeooo:paragraph-rsid="00edaf7d" style:font-size-asian="16pt" style:font-weight-asian="bold" style:font-name-complex="IRANSans" style:font-size-complex="16pt" style:language-complex="fa" style:country-complex="IR" style:font-weight-complex="bold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ee9004" officeooo:paragraph-rsid="00ee9004" style:font-size-asian="16pt" style:font-weight-asian="bold" style:font-name-complex="IRANSans" style:font-size-complex="16pt" style:language-complex="fa" style:country-complex="IR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IRANSans Light" fo:font-size="18pt" fo:font-weight="normal" officeooo:rsid="0074cc47" officeooo:paragraph-rsid="0074cc47" style:font-size-asian="18pt" style:font-weight-asian="normal" style:font-name-complex="IRANSans" style:font-size-complex="18pt" style:language-complex="fa" style:country-complex="IR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Roboto Mono" fo:font-size="14pt" fo:font-weight="normal" officeooo:rsid="001c49a7" officeooo:paragraph-rsid="00fc5011" style:font-size-asian="14pt" style:font-weight-asian="normal" style:font-name-complex="IRANSans" style:font-size-complex="14pt" style:language-complex="fa" style:country-complex="IR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Roboto Mono" fo:font-size="14pt" fo:font-weight="normal" officeooo:rsid="008d707a" officeooo:paragraph-rsid="00fa20e0" style:font-size-asian="14pt" style:font-weight-asian="normal" style:font-name-complex="IRANSans" style:font-size-complex="14pt" style:language-complex="fa" style:country-complex="IR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Roboto Mono" fo:font-size="14pt" fo:font-weight="normal" officeooo:rsid="009fb79a" officeooo:paragraph-rsid="00ff689e" style:font-size-asian="14pt" style:font-weight-asian="normal" style:font-name-complex="IRANSans" style:font-size-complex="14pt" style:language-complex="fa" style:country-complex="IR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Roboto Mono" fo:font-size="14pt" fo:font-weight="normal" officeooo:rsid="00b04c3f" officeooo:paragraph-rsid="00ff689e" style:font-size-asian="14pt" style:font-weight-asian="normal" style:font-name-complex="IRANSans" style:font-size-complex="14pt" style:language-complex="fa" style:country-complex="IR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e74df4" officeooo:paragraph-rsid="00f4cc91" style:font-size-asian="14pt" style:font-weight-asian="bold" style:font-name-complex="IRANSans" style:font-size-complex="14pt" style:language-complex="fa" style:country-complex="IR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52f03a" officeooo:paragraph-rsid="00f6fb70" style:font-size-asian="14pt" style:font-weight-asian="normal" style:font-name-complex="IRANSans" style:font-size-complex="14pt" style:language-complex="fa" style:country-complex="IR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26c6ca" officeooo:paragraph-rsid="00fd7c5e" style:font-size-asian="16pt" style:font-weight-asian="normal" style:font-name-complex="IRANSans" style:font-size-complex="16pt" style:language-complex="fa" style:country-complex="IR" style:font-weight-complex="normal"/>
    </style:style>
    <style:style style:name="P17" style:family="paragraph" style:parent-style-name="Standard" style:list-style-name="L1">
      <style:paragraph-properties fo:text-align="center" style:justify-single-word="false"/>
      <style:text-properties style:font-name="Roboto Mono" fo:font-size="18pt" fo:font-weight="normal" officeooo:rsid="0074cc47" officeooo:paragraph-rsid="0074cc47" style:font-size-asian="18pt" style:font-weight-asian="normal" style:font-name-complex="IRANSans" style:font-size-complex="18pt" style:language-complex="fa" style:country-complex="IR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145744" officeooo:paragraph-rsid="00f6fb70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89778b" officeooo:paragraph-rsid="00f6fb70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92546e" officeooo:paragraph-rsid="00fa20e0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ca578d" officeooo:paragraph-rsid="0025d6e6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af5604" officeooo:paragraph-rsid="00303fba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cff29a" officeooo:paragraph-rsid="00312362" style:font-size-asian="18pt" style:font-style-asian="normal" style:font-weight-asian="bold" style:font-name-complex="IRANSans" style:font-size-complex="18pt" style:font-style-complex="normal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d114ed" officeooo:paragraph-rsid="0032995e" style:font-size-asian="18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d680c2" officeooo:paragraph-rsid="0101242f" style:font-size-asian="18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Roboto Mono" fo:font-style="normal" fo:font-weight="bold" officeooo:paragraph-rsid="00145744" style:font-style-asian="normal" style:font-weight-asian="bold" style:font-style-complex="normal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Roboto Mono" fo:font-style="normal" fo:font-weight="bold" officeooo:paragraph-rsid="00fa20e0" style:font-style-asian="normal" style:font-weight-asian="bold" style:font-style-complex="normal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Roboto Mono" fo:font-style="normal" fo:font-weight="bold" officeooo:paragraph-rsid="002886f1" style:font-style-asian="normal" style:font-weight-asian="bold" style:font-style-complex="normal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Roboto Mono" fo:font-size="14pt" officeooo:paragraph-rsid="00f6fb70" style:font-size-asian="14pt" style:font-size-complex="14pt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8d707a" officeooo:paragraph-rsid="00fa20e0" style:font-size-asian="14pt" style:font-weight-asian="normal" style:font-name-complex="IRANSans" style:font-size-complex="14pt" style:language-complex="fa" style:country-complex="IR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92546e" officeooo:paragraph-rsid="00fc5011" style:font-size-asian="14pt" style:font-weight-asian="normal" style:font-name-complex="IRANSans" style:font-size-complex="14pt" style:language-complex="fa" style:country-complex="IR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9fb79a" officeooo:paragraph-rsid="00ff689e" style:font-size-asian="14pt" style:font-weight-asian="normal" style:font-name-complex="IRANSans" style:font-size-complex="14pt" style:language-complex="fa" style:country-complex="IR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b04c3f" officeooo:paragraph-rsid="00ff689e" style:font-size-asian="14pt" style:font-weight-asian="normal" style:font-name-complex="IRANSans" style:font-size-complex="14pt" style:language-complex="fa" style:country-complex="IR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d2adf5" officeooo:paragraph-rsid="0101242f" style:font-size-asian="14pt" style:font-weight-asian="normal" style:font-name-complex="IRANSans" style:font-size-complex="14pt" style:language-complex="fa" style:country-complex="IR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d680c2" officeooo:paragraph-rsid="0101242f" style:font-size-asian="14pt" style:font-weight-asian="normal" style:font-name-complex="IRANSans" style:font-size-complex="14pt" style:language-complex="fa" style:country-complex="IR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paragraph-rsid="00fc5011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e74df4" officeooo:paragraph-rsid="00f4cc91" style:font-size-asian="14pt" style:font-weight-asian="bold" style:font-name-complex="IRANSans" style:font-size-complex="14pt" style:language-complex="fa" style:country-complex="IR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26c6ca" officeooo:paragraph-rsid="00fd7c5e" style:font-size-asian="16pt" style:font-weight-asian="normal" style:font-name-complex="IRANSans" style:font-size-complex="16pt" style:language-complex="fa" style:country-complex="IR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IRANSans" fo:font-size="18pt" fo:font-weight="bold" officeooo:rsid="00145744" officeooo:paragraph-rsid="00f6fb70" style:font-size-asian="16pt" style:font-weight-asian="bold" style:font-name-complex="IRANSans" style:font-size-complex="16pt" style:language-complex="fa" style:country-complex="IR" style:font-weight-complex="bold"/>
    </style:style>
    <style:style style:name="P40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07f36f0" officeooo:paragraph-rsid="00e74df4" style:font-size-asian="18pt" style:font-weight-asian="bold" style:font-name-complex="IRANSans" style:font-size-complex="16pt" style:language-complex="fa" style:country-complex="IR" style:font-weight-complex="bold"/>
    </style:style>
    <style:style style:name="P41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08a3a22" officeooo:paragraph-rsid="00e87ae2" style:font-size-asian="16pt" style:font-weight-asian="bold" style:font-name-complex="IRANSans" style:font-size-complex="16pt" style:language-complex="fa" style:country-complex="IR" style:font-weight-complex="bold"/>
    </style:style>
    <style:style style:name="P42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08d707a" officeooo:paragraph-rsid="00e87ae2" style:font-size-asian="16pt" style:font-weight-asian="bold" style:font-name-complex="IRANSans" style:font-size-complex="16pt" style:language-complex="fa" style:country-complex="IR" style:font-weight-complex="bold"/>
    </style:style>
    <style:style style:name="P43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0edaf7d" officeooo:paragraph-rsid="00edaf7d" style:font-size-asian="16pt" style:font-weight-asian="bold" style:font-name-complex="IRANSans" style:font-size-complex="16pt" style:language-complex="fa" style:country-complex="IR" style:font-weight-complex="bold"/>
    </style:style>
    <style:style style:name="P44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0ee9004" officeooo:paragraph-rsid="00ee9004" style:font-size-asian="16pt" style:font-weight-asian="bold" style:font-name-complex="IRANSans" style:font-size-complex="16pt" style:language-complex="fa" style:country-complex="IR" style:font-weight-complex="bold"/>
    </style:style>
    <style:style style:name="P45" style:family="paragraph" style:parent-style-name="Standard" style:list-style-name="L2">
      <style:paragraph-properties fo:text-align="end" style:justify-single-word="false" style:writing-mode="rl-tb"/>
      <style:text-properties officeooo:paragraph-rsid="00e74df4"/>
    </style:style>
    <style:style style:name="P46" style:family="paragraph" style:parent-style-name="Standard" style:list-style-name="L2">
      <style:paragraph-properties fo:text-align="end" style:justify-single-word="false" style:writing-mode="rl-tb"/>
      <style:text-properties officeooo:paragraph-rsid="00eae353"/>
    </style:style>
    <style:style style:name="P47" style:family="paragraph" style:parent-style-name="Standard" style:list-style-name="L2">
      <style:paragraph-properties fo:text-align="end" style:justify-single-word="false" style:writing-mode="rl-tb"/>
      <style:text-properties fo:font-size="16pt" officeooo:paragraph-rsid="00ea9400" style:font-size-asian="16pt" style:font-size-complex="16pt"/>
    </style:style>
    <style:style style:name="T1" style:family="text">
      <style:text-properties officeooo:rsid="0074eeb3"/>
    </style:style>
    <style:style style:name="T2" style:family="text">
      <style:text-properties officeooo:rsid="007aad16"/>
    </style:style>
    <style:style style:name="T3" style:family="text">
      <style:text-properties officeooo:rsid="007aebaa"/>
    </style:style>
    <style:style style:name="T4" style:family="text">
      <style:text-properties officeooo:rsid="007cd233"/>
    </style:style>
    <style:style style:name="T5" style:family="text">
      <style:text-properties fo:font-variant="normal" fo:text-transform="none" fo:letter-spacing="normal" fo:font-style="normal" fo:font-weight="normal" officeooo:rsid="0052f03a" style:font-weight-asian="normal" style:font-name-complex="IRANSans" style:language-complex="fa" style:country-complex="IR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1505c6" style:font-weight-asian="normal" style:font-name-complex="IRANSans" style:language-complex="fa" style:country-complex="IR" style:font-weight-complex="normal"/>
    </style:style>
    <style:style style:name="T7" style:family="text">
      <style:text-properties fo:font-variant="normal" fo:text-transform="none" fo:letter-spacing="normal" fo:font-style="normal" officeooo:rsid="004f4913" style:language-complex="fa" style:country-complex="IR"/>
    </style:style>
    <style:style style:name="T8" style:family="text">
      <style:text-properties fo:font-variant="normal" fo:text-transform="none" fo:letter-spacing="normal" fo:font-style="normal" officeooo:rsid="0092546e" style:language-complex="fa" style:country-complex="IR"/>
    </style:style>
    <style:style style:name="T9" style:family="text">
      <style:text-properties style:font-name="IRANSans" fo:font-size="16pt" fo:font-weight="bold" officeooo:rsid="0092546e" style:font-size-asian="16pt" style:font-weight-asian="bold" style:font-name-complex="IRANSans" style:font-size-complex="16pt" style:language-complex="fa" style:country-complex="IR" style:font-weight-complex="bold"/>
    </style:style>
    <style:style style:name="T10" style:family="text">
      <style:text-properties style:font-name="IRANSans" fo:font-size="16pt" fo:font-weight="bold" officeooo:rsid="00eae353" style:font-size-asian="16pt" style:font-weight-asian="bold" style:font-name-complex="IRANSans" style:font-size-complex="16pt" style:language-complex="fa" style:country-complex="IR" style:font-weight-complex="bold"/>
    </style:style>
    <style:style style:name="T11" style:family="text">
      <style:text-properties style:font-name="IRANSans" fo:font-size="16pt" fo:font-weight="bold" officeooo:rsid="007f36f0" style:font-size-asian="18pt" style:font-weight-asian="bold" style:font-name-complex="IRANSans" style:font-size-complex="16pt" style:language-complex="fa" style:country-complex="IR" style:font-weight-complex="bold"/>
    </style:style>
    <style:style style:name="T12" style:family="text">
      <style:text-properties style:font-name="IRANSans" fo:font-size="16pt" fo:font-weight="bold" officeooo:rsid="00e74df4" style:font-size-asian="18pt" style:font-weight-asian="bold" style:font-name-complex="IRANSans" style:font-size-complex="16pt" style:language-complex="fa" style:country-complex="IR" style:font-weight-complex="bold"/>
    </style:style>
    <style:style style:name="T13" style:family="text">
      <style:text-properties style:font-name="IRANSans" fo:font-weight="bold" officeooo:rsid="0092546e" style:font-weight-asian="bold" style:font-name-complex="IRANSans" style:language-complex="fa" style:country-complex="IR" style:font-weight-complex="bold"/>
    </style:style>
    <style:style style:name="T14" style:family="text">
      <style:text-properties style:font-name="IRANSans" fo:font-weight="bold" officeooo:rsid="00965bdc" style:font-weight-asian="bold" style:font-name-complex="IRANSans" style:language-complex="fa" style:country-complex="IR" style:font-weight-complex="bold"/>
    </style:style>
    <style:style style:name="T15" style:family="text">
      <style:text-properties fo:font-size="18pt" officeooo:rsid="001505c6" style:font-size-asian="16pt" style:font-name-complex="IRANSans" style:font-size-complex="16pt" style:language-complex="fa" style:country-complex="IR"/>
    </style:style>
    <style:style style:name="T16" style:family="text">
      <style:text-properties fo:font-size="18pt" officeooo:rsid="00fa20e0" style:font-size-asian="16pt" style:font-name-complex="IRANSans" style:font-size-complex="16pt" style:language-complex="fa" style:country-complex="IR"/>
    </style:style>
    <style:style style:name="T17" style:family="text">
      <style:text-properties fo:font-size="18pt" officeooo:rsid="009fb79a" style:font-size-asian="16pt" style:font-name-complex="IRANSans" style:font-size-complex="16pt" style:language-complex="fa" style:country-complex="IR"/>
    </style:style>
    <style:style style:name="T18" style:family="text">
      <style:text-properties fo:font-size="18pt" officeooo:rsid="002886f1" style:font-size-asian="16pt" style:font-name-complex="IRANSans" style:font-size-complex="16pt" style:language-complex="fa" style:country-complex="IR"/>
    </style:style>
    <style:style style:name="T19" style:family="text">
      <style:text-properties fo:font-size="18pt" officeooo:rsid="007e9e4c" style:font-size-asian="18pt" style:font-name-complex="IRANSans" style:font-size-complex="18pt" style:language-complex="fa" style:country-complex="IR"/>
    </style:style>
    <style:style style:name="T20" style:family="text">
      <style:text-properties fo:font-size="18pt" officeooo:rsid="00e74df4" style:font-size-asian="18pt" style:font-name-complex="IRANSans" style:font-size-complex="18pt" style:language-complex="fa" style:country-complex="IR"/>
    </style:style>
    <style:style style:name="T21" style:family="text">
      <style:text-properties officeooo:rsid="0121d26f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97244373" text:style-name="L1">
        <text:list-header>
          <text:p text:style-name="P17">Section <text:span text:style-name="T2">2</text:span> – <text:span text:style-name="T1">Page 2</text:span><text:span text:style-name="T3">4</text:span><text:span text:style-name="T1"> to 3</text:span><text:span text:style-name="T21">1</text:span></text:p>
        </text:list-header>
      </text:list>
      <text:p text:style-name="P9"/>
      <text:list xml:id="list2058009151" text:style-name="L2">
        <text:list-item>
          <text:p text:style-name="P26"><text:span text:style-name="T19">evolvin</text:span><text:span text:style-name="T20">g</text:span></text:p>
          <text:list>
            <text:list-item>
              <text:list>
                <text:list-item>
                  <text:list>
                    <text:list-header>
                      <text:p text:style-name="P37"><text:s text:c="4"/>develop gradually, especially from a simple to a more complex form</text:p>
                    </text:list-header>
                  </text:list>
                </text:list-item>
              </text:list>
            </text:list-item>
          </text:list>
        </text:list-item>
      </text:list>
      <text:p text:style-name="P14"/>
      <text:list xml:id="list11221652813598" text:continue-numbering="true" text:style-name="L2">
        <text:list-item>
          <text:p text:style-name="P18">messed up</text:p>
          <text:p text:style-name="P39"/>
        </text:list-item>
        <text:list-item>
          <text:p text:style-name="P19">migrate</text:p>
          <text:list>
            <text:list-item>
              <text:list>
                <text:list-header>
                  <text:p text:style-name="P29"><text:span text:style-name="T6"><text:s text:c="4"/></text:span><text:span text:style-name="T5">change or cause to change from one system to another</text:span></text:p>
                </text:list-header>
              </text:list>
            </text:list-item>
          </text:list>
        </text:list-item>
      </text:list>
      <text:p text:style-name="P15"/>
      <text:list xml:id="list11223000680143" text:continue-numbering="true" text:style-name="L2">
        <text:list-item>
          <text:p text:style-name="P27"><text:span text:style-name="T15">contras</text:span><text:span text:style-name="T16">t</text:span></text:p>
          <text:list>
            <text:list-item>
              <text:list>
                <text:list-header>
                  <text:p text:style-name="P30"><text:s text:c="4"/>a difference between things that you can see clearly</text:p>
                </text:list-header>
              </text:list>
            </text:list-item>
          </text:list>
        </text:list-item>
      </text:list>
      <text:p text:style-name="P11"/>
      <text:list xml:id="list11222623030554" text:continue-numbering="true" text:style-name="L2">
        <text:list-item>
          <text:p text:style-name="P20">earlier</text:p>
          <text:list>
            <text:list-item>
              <text:list>
                <text:list-item>
                  <text:list>
                    <text:list-header>
                      <text:p text:style-name="P36"><text:span text:style-name="T7">before the usual or </text:span><text:span text:style-name="T8">right</text:span><text:span text:style-name="T7"> time</text:span></text:p>
                      <text:p text:style-name="P31">near the beginning of a time</text:p>
                    </text:list-header>
                  </text:list>
                </text:list-item>
              </text:list>
            </text:list-item>
          </text:list>
        </text:list-item>
      </text:list>
      <text:p text:style-name="P10"/>
      <text:list xml:id="list11222800101530" text:continue-numbering="true" text:style-name="L2">
        <text:list-item>
          <text:p text:style-name="P21">obsolete</text:p>
          <text:list>
            <text:list-item>
              <text:list>
                <text:list-item>
                  <text:list>
                    <text:list-header>
                      <text:p text:style-name="P38">no longer produced or used; out of date</text:p>
                    </text:list-header>
                  </text:list>
                </text:list-item>
              </text:list>
            </text:list-item>
          </text:list>
        </text:list-item>
      </text:list>
      <text:p text:style-name="P16"/>
      <text:list xml:id="list11223216812809" text:continue-numbering="true" text:style-name="L2">
        <text:list-item>
          <text:p text:style-name="P28"><text:span text:style-name="T17">c</text:span><text:span text:style-name="T18">ontain</text:span></text:p>
          <text:list>
            <text:list-item>
              <text:list>
                <text:list-item>
                  <text:list>
                    <text:list-header>
                      <text:p text:style-name="P32">have something inside it</text:p>
                    </text:list-header>
                  </text:list>
                </text:list-item>
              </text:list>
            </text:list-item>
          </text:list>
        </text:list-item>
      </text:list>
      <text:p text:style-name="P12"/>
      <text:list xml:id="list11222695709020" text:continue-numbering="true" text:style-name="L2">
        <text:list-item>
          <text:p text:style-name="P22">appreciate</text:p>
          <text:list>
            <text:list-item>
              <text:list>
                <text:list-item>
                  <text:list>
                    <text:list-header>
                      <text:p text:style-name="P33">recognize full worth of</text:p>
                    </text:list-header>
                  </text:list>
                </text:list-item>
              </text:list>
            </text:list-item>
          </text:list>
        </text:list-item>
      </text:list>
      <text:p text:style-name="P13"/>
      <text:list xml:id="list11222290792125" text:continue-numbering="true" text:style-name="L2">
        <text:list-item>
          <text:p text:style-name="P23">wish</text:p>
        </text:list-item>
        <text:list-item>
          <text:p text:style-name="P24">same</text:p>
          <text:list>
            <text:list-item>
              <text:list>
                <text:list-item>
                  <text:list>
                    <text:list-header>
                      <text:p text:style-name="P34">not different; not another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5"><text:soft-page-break/>progress</text:p>
          <text:list>
            <text:list-item>
              <text:list>
                <text:list-item>
                  <text:list>
                    <text:list-header>
                      <text:p text:style-name="P35">moving forward or becoming better</text:p>
                    </text:list-header>
                  </text:list>
                </text:list-item>
              </text:list>
            </text:list-item>
          </text:list>
        </text:list-item>
      </text:lis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223373683625" text:continue-list="list11222290792125" text:style-name="L2">
        <text:list-item text:start-value="1">
          <text:p text:style-name="P40"><text:soft-page-break/>در حال تکامل</text:p>
        </text:list-item>
      </text:list>
      <text:p text:style-name="P2"/>
      <text:list xml:id="list11221839924039" text:continue-numbering="true" text:style-name="L2">
        <text:list-item>
          <text:p text:style-name="P45"><text:span text:style-name="T11">ب</text:span><text:span text:style-name="T12">هم ریخته</text:span></text:p>
        </text:list-item>
      </text:list>
      <text:p text:style-name="P3"/>
      <text:list xml:id="list11223535332264" text:continue-numbering="true" text:style-name="L2">
        <text:list-item>
          <text:p text:style-name="P41">مهاجرت</text:p>
        </text:list-item>
      </text:list>
      <text:p text:style-name="P3"/>
      <text:list xml:id="list11222518129907" text:continue-numbering="true" text:style-name="L2">
        <text:list-item>
          <text:p text:style-name="P42">در مقابل (تضاد)</text:p>
        </text:list-item>
      </text:list>
      <text:p text:style-name="P4"/>
      <text:list xml:id="list11223737545168" text:continue-numbering="true" text:style-name="L2">
        <text:list-item>
          <text:p text:style-name="P47"><text:span text:style-name="T13">قبل</text:span><text:span text:style-name="T14"> تر</text:span><text:span text:style-name="T13"> (زودتر)</text:span></text:p>
        </text:list-item>
      </text:list>
      <text:p text:style-name="P5"/>
      <text:list xml:id="list11223353728081" text:continue-numbering="true" text:style-name="L2">
        <text:list-item>
          <text:p text:style-name="P46"><text:span text:style-name="T9">م</text:span><text:span text:style-name="T10">نسوخ شده</text:span></text:p>
        </text:list-item>
      </text:list>
      <text:p text:style-name="P6"/>
      <text:list xml:id="list11222610131258" text:continue-numbering="true" text:style-name="L2">
        <text:list-item>
          <text:p text:style-name="P43">حاوی</text:p>
        </text:list-item>
      </text:list>
      <text:p text:style-name="P7"/>
      <text:list xml:id="list11223029065337" text:continue-numbering="true" text:style-name="L2">
        <text:list-item>
          <text:p text:style-name="P43">قدردانی</text:p>
        </text:list-item>
      </text:list>
      <text:p text:style-name="P7"/>
      <text:list xml:id="list11222523629799" text:continue-numbering="true" text:style-name="L2">
        <text:list-item>
          <text:p text:style-name="P43">تمایل داشتن</text:p>
        </text:list-item>
      </text:list>
      <text:p text:style-name="P7"/>
      <text:list xml:id="list11223349412656" text:continue-numbering="true" text:style-name="L2">
        <text:list-item>
          <text:p text:style-name="P44">همان</text:p>
        </text:list-item>
      </text:list>
      <text:p text:style-name="P8"/>
      <text:list xml:id="list11222577526550" text:continue-numbering="true" text:style-name="L2">
        <text:list-item>
          <text:p text:style-name="P44">پیشرفت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RANSans" svg:font-family="IRANSans" style:font-family-generic="swiss" style:font-pitch="variable"/>
    <style:font-face style:name="IRANSans Light" svg:font-family="'IRAN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Mono" svg:font-family="'Roboto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Roboto Mono" fo:font-family="'Roboto Mono'" style:font-family-generic="modern" style:font-pitch="fixed" fo:font-size="14pt" fo:font-weight="normal" style:font-size-asian="14pt" style:font-weight-asian="normal" style:font-size-complex="14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00:57:55.525000000</meta:creation-date>
    <dc:date>2022-04-05T01:11:51.071000000</dc:date>
    <meta:editing-duration>P1DT23H3M42S</meta:editing-duration>
    <meta:editing-cycles>102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33" meta:word-count="127" meta:character-count="657" meta:non-whitespace-character-count="572"/>
  </office:meta>
</office:document-meta>
</file>